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8pt" style:font-size-complex="8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8pt" style:font-size-complex="8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7pt" style:font-size-complex="8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7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bbb" officeooo:paragraph-rsid="0007ebbb" style:font-size-asian="7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officeooo:rsid="0007e0cb" officeooo:paragraph-rsid="0007e0cb"/>
    </style:style>
    <style:style style:name="P21" style:family="paragraph" style:parent-style-name="Heading_20_3">
      <style:text-properties style:font-name="LegacySanITCBoo" fo:font-size="13pt" style:font-size-asian="13pt" style:font-size-complex="13pt"/>
    </style:style>
    <style:style style:name="P22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23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cae53" officeooo:paragraph-rsid="000cae53" style:font-size-asian="13pt" style:font-size-complex="13pt"/>
    </style:style>
    <style:style style:name="P25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officeooo:rsid="000cae53" officeooo:paragraph-rsid="000cae53" style:font-size-asian="13pt" style:font-size-complex="13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8pt" style:font-size-complex="8pt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7pt" style:font-size-complex="8pt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0.5pt" officeooo:rsid="000cae53" officeooo:paragraph-rsid="000cae53" style:font-size-asian="10.5pt" style:font-size-complex="10.5pt"/>
    </style:style>
    <style:style style:name="P2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9pt" officeooo:rsid="0007e0cb" officeooo:paragraph-rsid="0007e0cb" style:font-size-asian="9pt" style:font-size-complex="9pt"/>
    </style:style>
    <style:style style:name="T1" style:family="text">
      <style:text-properties officeooo:rsid="0007c84f"/>
    </style:style>
    <style:style style:name="T2" style:family="text">
      <style:text-properties officeooo:rsid="0009b3ae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07ebbb"/>
    </style:style>
    <style:style style:name="T6" style:family="text">
      <style:text-properties officeooo:rsid="000cae53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0">1<text:span text:style-name="T6">5</text:span> <text:span text:style-name="T6">sep</text:span>t<text:span text:style-name="T6">em</text:span>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6">12</text:span> octubre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2">Activitats realitzades en l’empresa</text:p>
          </table:table-cell>
          <table:table-cell table:style-name="Taula2.A1" office:value-type="string">
            <text:p text:style-name="P13"/>
          </table:table-cell>
          <table:table-cell table:style-name="Taula2.A1" office:value-type="string">
            <text:p text:style-name="P13">Hores</text:p>
          </table:table-cell>
        </table:table-row>
        <table:table-row table:style-name="Taula2.2">
          <table:table-cell table:style-name="Taula2.A2" office:value-type="string">
            <text:p text:style-name="P14">Introducció a la empresa, comprenent l’estructura amb Laravel 9 y VueJS 2 (2 primers dies)</text:p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8">17</text:p>
          </table:table-cell>
        </table:table-row>
        <table:table-row table:style-name="Taula2.2">
          <table:table-cell table:style-name="Taula2.A2" office:value-type="string">
            <text:p text:style-name="P16">Comprenent el projecte «Intranet.vacalia», tasques de manteniment de Windows, variables..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>8,<text:span text:style-name="T6">5</text:span></text:p>
          </table:table-cell>
        </table:table-row>
        <table:table-row table:style-name="Taula2.2">
          <table:table-cell table:style-name="Taula2.A2" office:value-type="string">
            <text:p text:style-name="P23"><text:span text:style-name="T3">1º tasca assignada: CRUD Vue i Laravel (Fullstack) tocant l’API, per secció «CAMPANYA»</text:span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15,5</text:p>
          </table:table-cell>
        </table:table-row>
        <table:table-row table:style-name="Taula2.2">
          <table:table-cell table:style-name="Taula2.A2" office:value-type="string">
            <text:p text:style-name="P16">1º tasca feta, millorant: pujada d’imatges amb Vue i amb Laravel(PHP) i tocant MySQL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16</text:p>
          </table:table-cell>
        </table:table-row>
        <table:table-row table:style-name="Taula2.2">
          <table:table-cell table:style-name="Taula2.A2" office:value-type="string">
            <text:p text:style-name="P16">Millorar més la primera tasca: filtrar tabla amb query i usant joins, sistema de fitxers amb PHP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8</text:p>
          </table:table-cell>
        </table:table-row>
        <table:table-row table:style-name="Taula2.2">
          <table:table-cell table:style-name="Taula2.A2" office:value-type="string">
            <text:p text:style-name="P16">Filtre per idiomes i carga lazy segons la selecció al Vue, començar nova tasca «Promocions»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8</text:p>
          </table:table-cell>
        </table:table-row>
        <table:table-row table:style-name="Taula2.2">
          <table:table-cell table:style-name="Taula2.A2" office:value-type="string">
            <text:p text:style-name="P16">Tasca de promocions de seleccionar cases feta i afegit check a campanya de si es acti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8</text:p>
          </table:table-cell>
        </table:table-row>
        <table:table-row table:style-name="Taula2.2">
          <table:table-cell table:style-name="Taula2.A2" office:value-type="string">
            <text:p text:style-name="P16">Instalació de programes, Windows update, configuració de sistema del meu ordinador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3</text:p>
          </table:table-cell>
        </table:table-row>
        <table:table-row table:style-name="Taula2.2">
          <table:table-cell table:style-name="Taula2.A2" office:value-type="string">
            <text:p text:style-name="P15">Programació segura: htaccess, prepared Eloquent Laravel para evitar SQL injection en query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5</text:p>
          </table:table-cell>
        </table:table-row>
        <table:table-row table:style-name="Taula2.2">
          <table:table-cell table:style-name="Taula2.A2" office:value-type="string">
            <text:p text:style-name="P18">Estilització de interfaces web amb css, bootstrap, disseny per les seccions d’intranet vacalia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4</text:p>
          </table:table-cell>
        </table:table-row>
        <table:table-row table:style-name="Taula2.2">
          <table:table-cell table:style-name="Taula2.A2" office:value-type="string">
            <text:p text:style-name="P14">Programació de vinculació de página campanya amb les taules: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7">«CAMPANYA» i «CAMPANYA_CASES» amb Vue i Laravel fent nous models i controllers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20</text:p>
          </table:table-cell>
        </table:table-row>
        <table:table-row table:style-name="Taula2.2">
          <table:table-cell table:style-name="Taula2.A2" office:value-type="string">
            <text:p text:style-name="P27">Enllaçant "CAMPAIGNS" amb "PROMOCIONS" i anyadir un atribut isActive a la campanya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8</text:p>
          </table:table-cell>
        </table:table-row>
        <table:table-row table:style-name="Taula2.2">
          <table:table-cell table:style-name="Taula2.A2" office:value-type="string">
            <text:p text:style-name="P27">Fer tot el wireframe i prototipus del projecte i fent disseny complet de la BDD e implant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16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25">137</text:p>
          </table:table-cell>
        </table:table-row>
      </table:table>
      <text:h text:style-name="P21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0"><text:span text:style-name="T9">3 primeres setmanes, introducció a l’empresa Homerti, on vaig conèixer el fluxe de treball, els meus companys,</text:span> </text:p>
          </table:table-cell>
        </table:table-row>
        <table:table-row table:style-name="Taula3.1">
          <table:table-cell table:style-name="Taula3.A2" office:value-type="string">
            <text:p text:style-name="P29">instal·lació del meu equip amb Windows 11, programes que utilitzen com Gitkraken, ADMINER, modificar l’arxiu</text:p>
          </table:table-cell>
        </table:table-row>
        <table:table-row table:style-name="Taula3.1">
          <table:table-cell table:style-name="Taula3.A2" office:value-type="string">
            <text:p text:style-name="P17">«hosts» per redireccionar URL, XAMPP modificant l’arixu «vhosts» per apuntar a carpetes en local, VSCode, Bitbucket,</text:p>
          </table:table-cell>
        </table:table-row>
        <table:table-row table:style-name="Taula3.1">
          <table:table-cell table:style-name="Taula3.A2" office:value-type="string">
            <text:p text:style-name="P27">conta d’empresa, carpeta en NAS... Estic content amb l’empresa, tot plenament de web, bona, flexibles i agradables.</text:p>
          </table:table-cell>
        </table:table-row>
      </table:table>
      <text:p text:style-name="P9">L’alumne</text:p>
      <text:p text:style-name="P2"/>
      <text:p text:style-name="P3">Fernando Gonz<text:span text:style-name="T6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19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cae53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/>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/>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21:15.264000000</dc:date>
    <meta:editing-cycles>10</meta:editing-cycles>
    <meta:editing-duration>P23DT23H15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53" meta:word-count="325" meta:character-count="2104" meta:non-whitespace-character-count="1824"/>
  </office:meta>
</office:document-meta>
</file>